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ce style:name="sans-serif" svg:font-family="sans-serif"/>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GB" officeooo:paragraph-rsid="000ec648"/>
    </style:style>
    <style:style style:name="P2" style:family="paragraph" style:parent-style-name="Text_20_body">
      <style:text-properties style:use-window-font-color="true" fo:font-size="12pt" fo:language="en" fo:country="GB" style:font-size-asian="12pt" style:font-size-complex="12pt"/>
    </style:style>
    <style:style style:name="P3" style:family="paragraph" style:parent-style-name="Text_20_body">
      <style:text-properties style:use-window-font-color="true" style:font-name="Times New Roman" fo:font-size="12pt" fo:language="en" fo:country="GB" style:font-size-asian="12pt" style:font-size-complex="12pt"/>
    </style:style>
    <style:style style:name="P4" style:family="paragraph" style:parent-style-name="Text_20_body" style:list-style-name="L13">
      <style:text-properties style:use-window-font-color="true" style:font-name="Times New Roman" fo:font-size="12pt" fo:language="en" fo:country="GB" style:font-size-asian="12pt" style:font-size-complex="12pt"/>
    </style:style>
    <style:style style:name="P5" style:family="paragraph" style:parent-style-name="Text_20_body">
      <style:text-properties style:use-window-font-color="true" style:font-name="Times New Roman" fo:font-size="12pt" fo:language="en" fo:country="GB" officeooo:rsid="015ebbd7" officeooo:paragraph-rsid="015ebbd7" style:font-size-asian="12pt" style:font-size-complex="12pt"/>
    </style:style>
    <style:style style:name="P6" style:family="paragraph" style:parent-style-name="Text_20_body">
      <style:text-properties style:use-window-font-color="true" style:font-name="Times New Roman" fo:language="en" fo:country="GB"/>
    </style:style>
    <style:style style:name="P7" style:family="paragraph" style:parent-style-name="Text_20_body">
      <style:paragraph-properties fo:line-height="200%"/>
      <style:text-properties style:use-window-font-color="true" style:font-name="Times New Roman" fo:language="en" fo:country="GB"/>
    </style:style>
    <style:style style:name="P8" style:family="paragraph" style:parent-style-name="Text_20_body">
      <style:paragraph-properties fo:line-height="200%"/>
      <style:text-properties style:use-window-font-color="true" style:font-name="Times New Roman" fo:language="en" fo:country="GB" officeooo:paragraph-rsid="0165b4a2"/>
    </style:style>
    <style:style style:name="P9" style:family="paragraph" style:parent-style-name="Text_20_body" style:list-style-name="L6">
      <style:paragraph-properties fo:line-height="200%"/>
      <style:text-properties style:use-window-font-color="true" style:font-name="Times New Roman" fo:language="en" fo:country="GB"/>
    </style:style>
    <style:style style:name="P10" style:family="paragraph" style:parent-style-name="Text_20_body" style:list-style-name="L6">
      <style:paragraph-properties fo:line-height="200%"/>
      <style:text-properties style:use-window-font-color="true" style:font-name="Times New Roman" fo:language="en" fo:country="GB" officeooo:paragraph-rsid="016dc201"/>
    </style:style>
    <style:style style:name="P11" style:family="paragraph" style:parent-style-name="Text_20_body" style:list-style-name="L3">
      <style:paragraph-properties fo:line-height="200%"/>
      <style:text-properties style:use-window-font-color="true" style:font-name="Times New Roman" fo:language="en" fo:country="GB"/>
    </style:style>
    <style:style style:name="P12" style:family="paragraph" style:parent-style-name="Text_20_body" style:list-style-name="L3">
      <style:paragraph-properties fo:line-height="200%"/>
      <style:text-properties style:use-window-font-color="true" style:font-name="Times New Roman" fo:language="en" fo:country="GB" officeooo:paragraph-rsid="0178abde"/>
    </style:style>
    <style:style style:name="P13" style:family="paragraph" style:parent-style-name="Text_20_body" style:list-style-name="L3">
      <style:paragraph-properties fo:line-height="200%"/>
      <style:text-properties style:use-window-font-color="true" style:font-name="Times New Roman" fo:language="en" fo:country="GB" officeooo:paragraph-rsid="017a089d"/>
    </style:style>
    <style:style style:name="P14" style:family="paragraph" style:parent-style-name="Text_20_body">
      <style:paragraph-properties fo:line-height="200%"/>
      <style:text-properties style:use-window-font-color="true" style:font-name="Times New Roman" fo:language="en" fo:country="GB" officeooo:paragraph-rsid="018b2e0d"/>
    </style:style>
    <style:style style:name="P15" style:family="paragraph" style:parent-style-name="Text_20_body" style:list-style-name="L7">
      <style:paragraph-properties fo:line-height="200%"/>
      <style:text-properties style:use-window-font-color="true" style:font-name="Times New Roman" fo:language="en" fo:country="GB" officeooo:paragraph-rsid="0197bd39"/>
    </style:style>
    <style:style style:name="P16" style:family="paragraph" style:parent-style-name="Text_20_body" style:list-style-name="L6">
      <style:paragraph-properties fo:line-height="200%"/>
      <style:text-properties style:use-window-font-color="true" style:font-name="Times New Roman" fo:language="en" fo:country="GB" officeooo:rsid="01073f77" officeooo:paragraph-rsid="0171cee9"/>
    </style:style>
    <style:style style:name="P17" style:family="paragraph" style:parent-style-name="Text_20_body" style:list-style-name="L6">
      <style:paragraph-properties fo:line-height="200%"/>
      <style:text-properties style:use-window-font-color="true" style:font-name="Times New Roman" fo:language="en" fo:country="GB" officeooo:rsid="016d39e2" officeooo:paragraph-rsid="016d39e2"/>
    </style:style>
    <style:style style:name="P18" style:family="paragraph" style:parent-style-name="Text_20_body" style:list-style-name="L3">
      <style:text-properties style:use-window-font-color="true" style:font-name="Times New Roman" fo:language="en" fo:country="GB"/>
    </style:style>
    <style:style style:name="P19" style:family="paragraph" style:parent-style-name="Text_20_body" style:list-style-name="L3">
      <style:text-properties style:use-window-font-color="true" style:font-name="Times New Roman" fo:language="en" fo:country="GB" officeooo:paragraph-rsid="017efc06"/>
    </style:style>
    <style:style style:name="P20" style:family="paragraph" style:parent-style-name="Text_20_body" style:list-style-name="L3">
      <style:text-properties style:use-window-font-color="true" style:font-name="Times New Roman" fo:language="en" fo:country="GB" officeooo:rsid="017efc06" officeooo:paragraph-rsid="017efc06"/>
    </style:style>
    <style:style style:name="P21" style:family="paragraph" style:parent-style-name="Text_20_body" style:list-style-name="L3">
      <style:text-properties style:use-window-font-color="true" style:font-name="Times New Roman" fo:language="en" fo:country="GB" officeooo:rsid="018009ae" officeooo:paragraph-rsid="018009ae"/>
    </style:style>
    <style:style style:name="P22" style:family="paragraph" style:parent-style-name="Text_20_body" style:list-style-name="L3">
      <style:text-properties style:use-window-font-color="true" style:font-name="Times New Roman" fo:language="en" fo:country="GB" officeooo:rsid="017f8a25" officeooo:paragraph-rsid="017f8a25"/>
    </style:style>
    <style:style style:name="P23" style:family="paragraph" style:parent-style-name="Text_20_body">
      <style:paragraph-properties fo:line-height="200%"/>
      <style:text-properties style:use-window-font-color="true" style:font-name="Times New Roman" fo:language="en" fo:country="GB" officeooo:rsid="00c45e1d" officeooo:paragraph-rsid="018d2922"/>
    </style:style>
    <style:style style:name="P24" style:family="paragraph" style:parent-style-name="Text_20_body" style:list-style-name="L7">
      <style:paragraph-properties fo:line-height="200%"/>
      <style:text-properties style:use-window-font-color="true" style:font-name="Times New Roman" fo:language="en" fo:country="GB" officeooo:rsid="01959af1" officeooo:paragraph-rsid="01959af1"/>
    </style:style>
    <style:style style:name="P25" style:family="paragraph" style:parent-style-name="Text_20_body" style:list-style-name="L7">
      <style:paragraph-properties fo:line-height="200%"/>
      <style:text-properties style:use-window-font-color="true" style:font-name="Times New Roman" fo:language="en" fo:country="GB" officeooo:rsid="019c7324" officeooo:paragraph-rsid="019c7324"/>
    </style:style>
    <style:style style:name="P26" style:family="paragraph" style:parent-style-name="Text_20_body">
      <style:paragraph-properties fo:line-height="200%"/>
      <style:text-properties style:use-window-font-color="true" style:font-name="Times New Roman" fo:language="en" fo:country="GB" officeooo:rsid="01330929" officeooo:paragraph-rsid="01347faf"/>
    </style:style>
    <style:style style:name="P27" style:family="paragraph" style:parent-style-name="Text_20_body">
      <style:paragraph-properties fo:line-height="200%"/>
      <style:text-properties style:use-window-font-color="true" style:font-name="Times New Roman" fo:language="en" fo:country="GB" officeooo:rsid="011736b6" officeooo:paragraph-rsid="011736b6"/>
    </style:style>
    <style:style style:name="P28" style:family="paragraph" style:parent-style-name="Text_20_body">
      <style:paragraph-properties fo:line-height="200%"/>
      <style:text-properties style:use-window-font-color="true" style:font-name="Times New Roman" fo:language="en" fo:country="GB" officeooo:rsid="013de8a0" officeooo:paragraph-rsid="014023fc"/>
    </style:style>
    <style:style style:name="P29" style:family="paragraph" style:parent-style-name="Text_20_body">
      <style:paragraph-properties fo:line-height="200%"/>
      <style:text-properties style:use-window-font-color="true" style:font-name="Times New Roman" fo:language="en" fo:country="GB" officeooo:rsid="014c05bd" officeooo:paragraph-rsid="014c05bd"/>
    </style:style>
    <style:style style:name="P30" style:family="paragraph" style:parent-style-name="Text_20_body">
      <style:paragraph-properties fo:line-height="200%"/>
      <style:text-properties style:use-window-font-color="true" style:font-name="Times New Roman" fo:language="en" fo:country="GB" officeooo:rsid="005b2cc0" officeooo:paragraph-rsid="010b8a40"/>
    </style:style>
    <style:style style:name="P31" style:family="paragraph" style:parent-style-name="Text_20_body" style:list-style-name="L9">
      <style:text-properties style:use-window-font-color="true" style:font-name="Times New Roman" fo:language="en" fo:country="GB" officeooo:rsid="014949e8" officeooo:paragraph-rsid="014ed998"/>
    </style:style>
    <style:style style:name="P32" style:family="paragraph" style:parent-style-name="Text_20_body" style:list-style-name="L12">
      <style:text-properties style:use-window-font-color="true" style:font-name="Times New Roman" fo:language="en" fo:country="GB" officeooo:paragraph-rsid="014ed998"/>
    </style:style>
    <style:style style:name="P33" style:family="paragraph" style:parent-style-name="Text_20_body" style:list-style-name="L12">
      <style:text-properties style:use-window-font-color="true" style:font-name="Times New Roman" fo:language="en" fo:country="GB" officeooo:rsid="014ed998" officeooo:paragraph-rsid="014ed998"/>
    </style:style>
    <style:style style:name="P34" style:family="paragraph" style:parent-style-name="Text_20_body" style:list-style-name="L9">
      <style:text-properties style:use-window-font-color="true" style:font-name="Times New Roman" fo:language="en" fo:country="GB" officeooo:rsid="015a8259" officeooo:paragraph-rsid="015a8259"/>
    </style:style>
    <style:style style:name="P35" style:family="paragraph" style:parent-style-name="Text_20_body" style:list-style-name="L11">
      <style:text-properties style:use-window-font-color="true" style:font-name="Times New Roman" fo:language="en" fo:country="GB"/>
    </style:style>
    <style:style style:name="P36" style:family="paragraph" style:parent-style-name="Text_20_body" style:list-style-name="L11">
      <style:text-properties style:use-window-font-color="true" style:font-name="Times New Roman" fo:language="en" fo:country="GB" officeooo:paragraph-rsid="01d76c17"/>
    </style:style>
    <style:style style:name="P37" style:family="paragraph" style:parent-style-name="Text_20_body">
      <style:paragraph-properties fo:line-height="200%"/>
      <style:text-properties style:use-window-font-color="true" style:font-name="Times New Roman" fo:language="en" fo:country="GB" officeooo:rsid="01377884" officeooo:paragraph-rsid="01395e7e"/>
    </style:style>
    <style:style style:name="P38" style:family="paragraph" style:parent-style-name="Text_20_body">
      <style:text-properties style:use-window-font-color="true" style:font-name="Times New Roman" fo:language="en" fo:country="GB" officeooo:rsid="015ebbd7" officeooo:paragraph-rsid="015ebbd7"/>
    </style:style>
    <style:style style:name="P39" style:family="paragraph" style:parent-style-name="Text_20_body">
      <style:text-properties style:use-window-font-color="true" fo:language="en" fo:country="GB"/>
    </style:style>
    <style:style style:name="P40" style:family="paragraph" style:parent-style-name="Text_20_body" style:list-style-name="L17">
      <style:paragraph-properties fo:line-height="200%"/>
      <style:text-properties style:use-window-font-color="true" fo:language="en" fo:country="GB" officeooo:rsid="01a340c8" officeooo:paragraph-rsid="01a340c8"/>
    </style:style>
    <style:style style:name="P41" style:family="paragraph" style:parent-style-name="Text_20_body" style:list-style-name="L17">
      <style:paragraph-properties fo:line-height="200%"/>
      <style:text-properties style:use-window-font-color="true" fo:language="en" fo:country="GB" officeooo:rsid="01a3b008" officeooo:paragraph-rsid="01a3b008"/>
    </style:style>
    <style:style style:name="P42" style:family="paragraph" style:parent-style-name="Text_20_body" style:list-style-name="L17">
      <style:paragraph-properties fo:line-height="200%"/>
      <style:text-properties style:use-window-font-color="true" fo:language="en" fo:country="GB" officeooo:rsid="019ff02f" officeooo:paragraph-rsid="019ff02f"/>
    </style:style>
    <style:style style:name="P43" style:family="paragraph" style:parent-style-name="Text_20_body">
      <style:paragraph-properties fo:margin-top="0in" fo:margin-bottom="0in" loext:contextual-spacing="false" fo:line-height="200%" fo:orphans="2" fo:widows="2" fo:padding="0in" fo:border="none"/>
      <style:text-properties fo:font-variant="normal" fo:text-transform="none" fo:color="#222222" style:font-name="sans-serif" fo:font-size="10.5pt" fo:letter-spacing="normal" fo:font-style="normal" fo:font-weight="normal" officeooo:rsid="0052f907" officeooo:paragraph-rsid="018d2922"/>
    </style:style>
    <style:style style:name="P44" style:family="paragraph" style:parent-style-name="Text_20_body" style:list-style-name="L14">
      <style:paragraph-properties fo:margin-top="0in" fo:margin-bottom="0.0972in" loext:contextual-spacing="false" fo:line-height="200%"/>
      <style:text-properties style:use-window-font-color="true" style:font-name="Times New Roman" fo:language="en" fo:country="GB"/>
    </style:style>
    <style:style style:name="P45" style:family="paragraph" style:parent-style-name="Preformatted_20_Text">
      <style:paragraph-properties fo:line-height="200%"/>
      <style:text-properties fo:font-variant="normal" fo:text-transform="none" style:use-window-font-color="true" style:font-name="Times New Roman" fo:font-size="12pt" fo:letter-spacing="normal" fo:language="en" fo:country="GB" fo:font-style="normal" fo:font-weight="normal" officeooo:rsid="01a6b06d" officeooo:paragraph-rsid="01a6b06d"/>
    </style:style>
    <style:style style:name="P46" style:family="paragraph" style:parent-style-name="Preformatted_20_Text">
      <style:paragraph-properties fo:line-height="200%"/>
      <style:text-properties fo:font-variant="normal" fo:text-transform="none" style:use-window-font-color="true" style:font-name="Times New Roman" fo:font-size="10.5pt" fo:letter-spacing="normal" fo:language="en" fo:country="GB" fo:font-style="normal" fo:font-weight="normal" officeooo:rsid="01b2c365" officeooo:paragraph-rsid="01ea52b4"/>
    </style:style>
    <style:style style:name="P47" style:family="paragraph" style:parent-style-name="Preformatted_20_Text" style:list-style-name="L5">
      <style:paragraph-properties fo:line-height="200%"/>
      <style:text-properties style:use-window-font-color="true" style:font-name="Times New Roman" fo:font-size="12pt" fo:language="en" fo:country="GB" officeooo:rsid="00e65393" officeooo:paragraph-rsid="00e65393" style:font-size-asian="12pt" style:font-size-complex="12pt"/>
    </style:style>
    <style:style style:name="P48" style:family="paragraph" style:parent-style-name="Preformatted_20_Text">
      <style:paragraph-properties fo:line-height="200%"/>
      <style:text-properties style:use-window-font-color="true" style:font-name="Times New Roman" fo:language="en" fo:country="GB" officeooo:rsid="0012af2f" officeooo:paragraph-rsid="007781fa"/>
    </style:style>
    <style:style style:name="P49" style:family="paragraph" style:parent-style-name="Preformatted_20_Text" style:list-style-name="L17">
      <style:paragraph-properties fo:line-height="200%"/>
      <style:text-properties style:use-window-font-color="true" style:font-name="Times New Roman" fo:language="en" fo:country="GB" officeooo:rsid="00ecbcc4" officeooo:paragraph-rsid="01a64d7b"/>
    </style:style>
    <style:style style:name="P50" style:family="paragraph" style:parent-style-name="Preformatted_20_Text" style:list-style-name="L17">
      <style:paragraph-properties fo:line-height="200%"/>
      <style:text-properties style:use-window-font-color="true" style:font-name="Times New Roman" fo:language="en" fo:country="GB" officeooo:rsid="01a64d7b" officeooo:paragraph-rsid="01a64d7b"/>
    </style:style>
    <style:style style:name="P51" style:family="paragraph" style:parent-style-name="Preformatted_20_Text" style:list-style-name="L5">
      <style:paragraph-properties fo:line-height="200%"/>
      <style:text-properties style:use-window-font-color="true" style:font-name="Times New Roman" fo:language="en" fo:country="GB" officeooo:rsid="014a6312" officeooo:paragraph-rsid="014a6312"/>
    </style:style>
    <style:style style:name="P52" style:family="paragraph" style:parent-style-name="Preformatted_20_Text">
      <style:paragraph-properties fo:line-height="200%"/>
      <style:text-properties style:use-window-font-color="true" style:font-name="Times New Roman" fo:language="en" fo:country="GB" officeooo:rsid="01377884" officeooo:paragraph-rsid="0144d0c6"/>
    </style:style>
    <style:style style:name="P53" style:family="paragraph" style:parent-style-name="Preformatted_20_Text">
      <style:paragraph-properties fo:line-height="200%"/>
      <style:text-properties style:use-window-font-color="true" style:font-name="Times New Roman" fo:language="en" fo:country="GB" officeooo:rsid="01377884" officeooo:paragraph-rsid="01411d8f"/>
    </style:style>
    <style:style style:name="P54" style:family="paragraph" style:parent-style-name="Preformatted_20_Text">
      <style:paragraph-properties fo:line-height="200%"/>
      <style:text-properties style:use-window-font-color="true" style:font-name="Times New Roman" fo:language="en" fo:country="GB" officeooo:rsid="01db6c7a" officeooo:paragraph-rsid="01db6c7a"/>
    </style:style>
    <style:style style:name="P55" style:family="paragraph" style:parent-style-name="Preformatted_20_Text">
      <style:paragraph-properties fo:line-height="200%"/>
      <style:text-properties style:use-window-font-color="true" style:font-name="Times New Roman" fo:language="en" fo:country="GB" officeooo:paragraph-rsid="0142d4f8"/>
    </style:style>
    <style:style style:name="P56" style:family="paragraph" style:parent-style-name="Preformatted_20_Text">
      <style:paragraph-properties fo:line-height="200%"/>
      <style:text-properties style:use-window-font-color="true" style:font-name="Times New Roman" fo:language="en" fo:country="GB" officeooo:rsid="01dc9612" officeooo:paragraph-rsid="01eb9c6f"/>
    </style:style>
    <style:style style:name="P57" style:family="paragraph" style:parent-style-name="Preformatted_20_Text">
      <style:paragraph-properties fo:line-height="200%"/>
      <style:text-properties style:use-window-font-color="true" style:font-name="Times New Roman" fo:language="en" fo:country="GB" officeooo:rsid="01e030e2" officeooo:paragraph-rsid="01e030e2"/>
    </style:style>
    <style:style style:name="P58" style:family="paragraph" style:parent-style-name="Preformatted_20_Text" style:list-style-name="L18">
      <style:paragraph-properties fo:line-height="200%"/>
      <style:text-properties style:use-window-font-color="true" style:font-name="Times New Roman" fo:language="en" fo:country="GB" officeooo:rsid="01e2b3b6" officeooo:paragraph-rsid="01e2b3b6"/>
    </style:style>
    <style:style style:name="P59" style:family="paragraph" style:parent-style-name="Preformatted_20_Text" style:list-style-name="L18">
      <style:paragraph-properties fo:line-height="200%"/>
      <style:text-properties style:use-window-font-color="true" style:font-name="Times New Roman" fo:language="en" fo:country="GB" officeooo:rsid="01ea52b4" officeooo:paragraph-rsid="01ea52b4"/>
    </style:style>
    <style:style style:name="P60" style:family="paragraph" style:parent-style-name="Preformatted_20_Text">
      <style:text-properties fo:language="en" fo:country="GB" officeooo:rsid="00213d03" officeooo:paragraph-rsid="0010a744"/>
    </style:style>
    <style:style style:name="P61" style:family="paragraph" style:parent-style-name="Preformatted_20_Text">
      <style:text-properties fo:language="en" fo:country="GB" officeooo:rsid="0012af2f" officeooo:paragraph-rsid="007781fa"/>
    </style:style>
    <style:style style:name="P62" style:family="paragraph" style:parent-style-name="Heading_20_1" style:list-style-name="">
      <style:paragraph-properties fo:line-height="200%"/>
      <style:text-properties style:use-window-font-color="true" style:font-name="Times New Roman" fo:language="en" fo:country="GB" officeooo:paragraph-rsid="00bc8809"/>
    </style:style>
    <style:style style:name="P63" style:family="paragraph" style:parent-style-name="Heading_20_1">
      <style:text-properties fo:language="en" fo:country="GB"/>
    </style:style>
    <style:style style:name="P64" style:family="paragraph" style:parent-style-name="Heading_20_1">
      <style:paragraph-properties fo:line-height="200%" fo:break-before="page"/>
      <style:text-properties style:font-name="Times New Roman" fo:language="en" fo:country="GB"/>
    </style:style>
    <style:style style:name="P65" style:family="paragraph" style:parent-style-name="Heading_20_1">
      <style:paragraph-properties fo:break-before="page"/>
      <style:text-properties style:use-window-font-color="true" style:font-name="Times New Roman" fo:language="en" fo:country="GB"/>
    </style:style>
    <style:style style:name="P66" style:family="paragraph" style:parent-style-name="Heading_20_1">
      <style:paragraph-properties fo:line-height="200%" fo:break-before="page"/>
      <style:text-properties style:use-window-font-color="true" style:font-name="Times New Roman" fo:language="en" fo:country="GB"/>
    </style:style>
    <style:style style:name="P67" style:family="paragraph" style:parent-style-name="Heading_20_1">
      <style:paragraph-properties fo:line-height="200%" fo:break-before="page"/>
      <style:text-properties style:use-window-font-color="true" style:font-name="Times New Roman" fo:language="en" fo:country="GB" officeooo:paragraph-rsid="00bc8809"/>
    </style:style>
    <style:style style:name="P68" style:family="paragraph" style:parent-style-name="Heading_20_1">
      <style:paragraph-properties fo:line-height="200%" fo:break-before="page"/>
      <style:text-properties style:use-window-font-color="true" style:font-name="Times New Roman" fo:language="en" fo:country="GB" officeooo:paragraph-rsid="00fc9605"/>
    </style:style>
    <style:style style:name="P69" style:family="paragraph" style:parent-style-name="Heading_20_1">
      <style:paragraph-properties fo:break-before="page"/>
      <style:text-properties fo:language="en" fo:country="GB"/>
    </style:style>
    <style:style style:name="P70" style:family="paragraph" style:parent-style-name="Heading_20_2">
      <style:paragraph-properties fo:line-height="200%"/>
      <style:text-properties style:use-window-font-color="true" style:font-name="Times New Roman" fo:language="en" fo:country="GB"/>
    </style:style>
    <style:style style:name="P71" style:family="paragraph" style:parent-style-name="Heading_20_2" style:list-style-name="">
      <style:paragraph-properties fo:line-height="200%"/>
      <style:text-properties style:use-window-font-color="true" style:font-name="Times New Roman" fo:language="en" fo:country="GB" officeooo:paragraph-rsid="00bc195c"/>
    </style:style>
    <style:style style:name="P72" style:family="paragraph" style:parent-style-name="Heading_20_2">
      <style:paragraph-properties fo:line-height="200%"/>
      <style:text-properties style:use-window-font-color="true" style:font-name="Times New Roman" fo:language="en" fo:country="GB" officeooo:paragraph-rsid="00c0f0b8"/>
    </style:style>
    <style:style style:name="P73" style:family="paragraph" style:parent-style-name="Heading_20_2">
      <style:paragraph-properties fo:line-height="200%"/>
      <style:text-properties style:use-window-font-color="true" style:font-name="Times New Roman" fo:language="en" fo:country="GB" officeooo:rsid="00c463a9" officeooo:paragraph-rsid="00c463a9"/>
    </style:style>
    <style:style style:name="P74" style:family="paragraph" style:parent-style-name="Heading_20_2" style:list-style-name="">
      <style:paragraph-properties fo:line-height="200%"/>
      <style:text-properties style:use-window-font-color="true" style:font-name="Times New Roman" fo:language="en" fo:country="GB" officeooo:rsid="00d3cbe5" officeooo:paragraph-rsid="00d3cbe5"/>
    </style:style>
    <style:style style:name="P75" style:family="paragraph" style:parent-style-name="Heading_20_2" style:list-style-name="">
      <style:paragraph-properties fo:line-height="200%"/>
      <style:text-properties style:use-window-font-color="true" style:font-name="Times New Roman" fo:language="en" fo:country="GB" officeooo:rsid="00fddf6f" officeooo:paragraph-rsid="00fddf6f"/>
    </style:style>
    <style:style style:name="P76" style:family="paragraph" style:parent-style-name="Heading_20_2">
      <style:paragraph-properties fo:line-height="200%"/>
      <style:text-properties style:use-window-font-color="true" fo:language="en" fo:country="GB" officeooo:rsid="00d3cbe5" officeooo:paragraph-rsid="00eacc18"/>
    </style:style>
    <style:style style:name="P77" style:family="paragraph" style:parent-style-name="Heading_20_2">
      <style:paragraph-properties fo:line-height="200%" fo:break-before="page"/>
      <style:text-properties style:use-window-font-color="true" style:font-name="Times New Roman" fo:language="en" fo:country="GB"/>
    </style:style>
    <style:style style:name="P78" style:family="paragraph" style:parent-style-name="Heading_20_2">
      <style:paragraph-properties fo:line-height="200%" fo:break-before="page"/>
      <style:text-properties style:use-window-font-color="true" style:font-name="Times New Roman" fo:language="en" fo:country="GB" officeooo:paragraph-rsid="0177b290"/>
    </style:style>
    <style:style style:name="P79" style:family="paragraph" style:parent-style-name="Heading_20_2">
      <style:paragraph-properties fo:line-height="200%" fo:break-before="page"/>
      <style:text-properties style:use-window-font-color="true" style:font-name="Times New Roman" fo:language="en" fo:country="GB" officeooo:rsid="00d3cbe5" officeooo:paragraph-rsid="00d3cbe5"/>
    </style:style>
    <style:style style:name="P80" style:family="paragraph" style:parent-style-name="Heading_20_2">
      <style:paragraph-properties fo:line-height="200%" fo:break-before="page"/>
      <style:text-properties style:use-window-font-color="true" style:font-name="Times New Roman" fo:language="en" fo:country="GB" officeooo:rsid="00fddf6f" officeooo:paragraph-rsid="00fddf6f"/>
    </style:style>
    <style:style style:name="P81" style:family="paragraph" style:parent-style-name="Subtitle">
      <style:text-properties fo:language="en" fo:country="GB"/>
    </style:style>
    <style:style style:name="P82" style:family="paragraph" style:parent-style-name="Footer">
      <style:text-properties fo:language="en" fo:country="GB"/>
    </style:style>
    <style:style style:name="P83" style:family="paragraph" style:parent-style-name="Title">
      <style:text-properties fo:language="en" fo:country="GB"/>
    </style:style>
    <style:style style:name="P84" style:family="paragraph" style:parent-style-name="Contents_20_Heading">
      <style:paragraph-properties fo:break-before="page"/>
      <style:text-properties fo:language="en" fo:country="GB"/>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51117"/>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4be7cd"/>
    </style:style>
    <style:style style:name="T4" style:family="text">
      <style:text-properties fo:font-variant="normal" fo:text-transform="none" fo:letter-spacing="normal" fo:font-style="normal" fo:font-weight="normal" officeooo:rsid="00b463da"/>
    </style:style>
    <style:style style:name="T5" style:family="text">
      <style:text-properties fo:font-variant="normal" fo:text-transform="none" fo:letter-spacing="normal" fo:font-style="normal" fo:font-weight="normal" officeooo:rsid="00b4b4b6"/>
    </style:style>
    <style:style style:name="T6" style:family="text">
      <style:text-properties fo:font-variant="normal" fo:text-transform="none" fo:letter-spacing="normal" fo:font-style="normal" fo:font-weight="normal" officeooo:rsid="00c2a00b"/>
    </style:style>
    <style:style style:name="T7" style:family="text">
      <style:text-properties fo:font-variant="normal" fo:text-transform="none" fo:letter-spacing="normal" fo:font-style="normal" fo:font-weight="normal" officeooo:rsid="00b7bd95"/>
    </style:style>
    <style:style style:name="T8" style:family="text">
      <style:text-properties fo:font-variant="normal" fo:text-transform="none" fo:letter-spacing="normal" fo:font-style="normal" fo:font-weight="normal" officeooo:rsid="00b9d6a5"/>
    </style:style>
    <style:style style:name="T9" style:family="text">
      <style:text-properties fo:font-variant="normal" fo:text-transform="none" fo:letter-spacing="normal" fo:font-style="normal" fo:font-weight="normal" officeooo:rsid="00bbaab8"/>
    </style:style>
    <style:style style:name="T10" style:family="text">
      <style:text-properties fo:font-variant="normal" fo:text-transform="none" fo:letter-spacing="normal" fo:font-style="normal" fo:font-weight="normal" officeooo:rsid="01848560"/>
    </style:style>
    <style:style style:name="T11" style:family="text">
      <style:text-properties fo:font-variant="normal" fo:text-transform="none" fo:letter-spacing="normal" fo:font-style="normal" fo:font-weight="normal" officeooo:rsid="00e61bce"/>
    </style:style>
    <style:style style:name="T12" style:family="text">
      <style:text-properties fo:font-variant="normal" fo:text-transform="none" fo:letter-spacing="normal" fo:font-style="normal" fo:font-weight="normal" officeooo:rsid="00e65807"/>
    </style:style>
    <style:style style:name="T13" style:family="text">
      <style:text-properties fo:font-variant="normal" fo:text-transform="none" fo:letter-spacing="normal" fo:font-style="normal" fo:font-weight="normal" officeooo:rsid="00e6b4aa"/>
    </style:style>
    <style:style style:name="T14" style:family="text">
      <style:text-properties fo:font-variant="normal" fo:text-transform="none" fo:letter-spacing="normal" fo:font-style="normal" fo:font-weight="normal" officeooo:rsid="00e85db0"/>
    </style:style>
    <style:style style:name="T15" style:family="text">
      <style:text-properties fo:font-variant="normal" fo:text-transform="none" fo:letter-spacing="normal" fo:font-style="normal" fo:font-weight="normal" officeooo:rsid="0151629c"/>
    </style:style>
    <style:style style:name="T16" style:family="text">
      <style:text-properties fo:font-variant="normal" fo:text-transform="none" fo:letter-spacing="normal" fo:font-style="normal" fo:font-weight="normal" officeooo:rsid="0135b5eb"/>
    </style:style>
    <style:style style:name="T17" style:family="text">
      <style:text-properties fo:font-variant="normal" fo:text-transform="none" fo:letter-spacing="normal" fo:font-style="normal" fo:font-weight="normal" officeooo:rsid="015500d5"/>
    </style:style>
    <style:style style:name="T18" style:family="text">
      <style:text-properties fo:font-variant="normal" fo:text-transform="none" fo:letter-spacing="normal" fo:font-style="normal" fo:font-weight="normal" officeooo:rsid="01531394"/>
    </style:style>
    <style:style style:name="T19" style:family="text">
      <style:text-properties fo:font-variant="normal" fo:text-transform="none" fo:letter-spacing="normal" fo:font-style="normal" fo:font-weight="normal" officeooo:rsid="01377884"/>
    </style:style>
    <style:style style:name="T20" style:family="text">
      <style:text-properties fo:font-variant="normal" fo:text-transform="none" fo:letter-spacing="normal" fo:font-style="normal" fo:font-weight="normal" officeooo:rsid="01c4730b"/>
    </style:style>
    <style:style style:name="T21" style:family="text">
      <style:text-properties fo:font-variant="normal" fo:text-transform="none" fo:letter-spacing="normal" fo:font-style="normal" fo:font-weight="normal" officeooo:rsid="01dc9612"/>
    </style:style>
    <style:style style:name="T22" style:family="text">
      <style:text-properties fo:font-variant="normal" fo:text-transform="none" fo:font-size="10.5pt" fo:letter-spacing="normal" fo:font-style="normal" fo:font-weight="normal"/>
    </style:style>
    <style:style style:name="T23" style:family="text">
      <style:text-properties fo:font-variant="normal" fo:text-transform="none" fo:font-size="10.5pt" fo:letter-spacing="normal" fo:font-style="normal" fo:font-weight="normal" officeooo:rsid="005b2cc0"/>
    </style:style>
    <style:style style:name="T24" style:family="text">
      <style:text-properties fo:font-variant="normal" fo:text-transform="none" fo:font-size="10.5pt" fo:letter-spacing="normal" fo:font-style="normal" fo:font-weight="normal" officeooo:rsid="01ec9f7f"/>
    </style:style>
    <style:style style:name="T25" style:family="text">
      <style:text-properties fo:font-variant="normal" fo:text-transform="none" fo:font-size="12pt" fo:letter-spacing="normal" fo:font-style="normal" fo:font-weight="normal" style:font-size-asian="12pt" style:font-size-complex="12pt"/>
    </style:style>
    <style:style style:name="T26" style:family="text">
      <style:text-properties fo:font-variant="normal" fo:text-transform="none" fo:font-size="12pt" fo:letter-spacing="normal" fo:font-style="normal" fo:font-weight="normal" officeooo:rsid="017bb23f" style:font-size-asian="12pt" style:font-size-complex="12pt"/>
    </style:style>
    <style:style style:name="T27" style:family="text">
      <style:text-properties fo:font-variant="normal" fo:text-transform="none" fo:font-size="12pt" fo:letter-spacing="normal" fo:font-style="normal" fo:font-weight="normal" officeooo:rsid="017c9517" style:font-size-asian="12pt" style:font-size-complex="12pt"/>
    </style:style>
    <style:style style:name="T28" style:family="text">
      <style:text-properties fo:font-variant="normal" fo:text-transform="none" fo:font-size="12pt" fo:letter-spacing="normal" fo:font-style="normal" fo:font-weight="normal" officeooo:rsid="004be7cd" style:font-size-asian="12pt" style:font-size-complex="12pt"/>
    </style:style>
    <style:style style:name="T29" style:family="text">
      <style:text-properties fo:font-variant="normal" fo:text-transform="none" fo:font-size="12pt" fo:letter-spacing="normal" fo:font-style="normal" fo:font-weight="normal" officeooo:rsid="017ce566" style:font-size-asian="12pt" style:font-size-complex="12pt"/>
    </style:style>
    <style:style style:name="T30" style:family="text">
      <style:text-properties fo:font-variant="normal" fo:text-transform="none" fo:font-size="12pt" fo:letter-spacing="normal" fo:font-style="normal" fo:font-weight="normal" officeooo:rsid="017efc06" style:font-size-asian="12pt" style:font-size-complex="12pt"/>
    </style:style>
    <style:style style:name="T31" style:family="text">
      <style:text-properties fo:font-variant="normal" fo:text-transform="none" fo:font-size="12pt" fo:letter-spacing="normal" fo:font-style="normal" fo:font-weight="normal" officeooo:rsid="0181ba87" style:font-size-asian="12pt" style:font-size-complex="12pt"/>
    </style:style>
    <style:style style:name="T32" style:family="text">
      <style:text-properties fo:font-variant="normal" fo:text-transform="none" fo:font-size="12pt" fo:letter-spacing="normal" fo:font-style="normal" fo:font-weight="normal" officeooo:rsid="0057932b" style:font-size-asian="12pt" style:font-size-complex="12pt"/>
    </style:style>
    <style:style style:name="T33" style:family="text">
      <style:text-properties fo:font-variant="normal" fo:text-transform="none" fo:font-size="12pt" fo:letter-spacing="normal" fo:font-style="normal" fo:font-weight="normal" officeooo:rsid="00ed47ed" style:font-size-asian="12pt" style:font-size-complex="12pt"/>
    </style:style>
    <style:style style:name="T34" style:family="text">
      <style:text-properties fo:font-variant="normal" fo:text-transform="none" fo:font-size="12pt" fo:letter-spacing="normal" fo:font-style="normal" fo:font-weight="normal" officeooo:rsid="01a4b1d2" style:font-size-asian="12pt" style:font-size-complex="12pt"/>
    </style:style>
    <style:style style:name="T35" style:family="text">
      <style:text-properties fo:font-variant="normal" fo:text-transform="none" fo:font-size="12pt" fo:letter-spacing="normal" fo:font-style="normal" fo:font-weight="normal" officeooo:rsid="01a64d7b" style:font-size-asian="12pt" style:font-size-complex="12pt"/>
    </style:style>
    <style:style style:name="T36" style:family="text">
      <style:text-properties fo:font-variant="normal" fo:text-transform="none" fo:font-size="12pt" fo:letter-spacing="normal" fo:font-style="normal" fo:font-weight="normal" officeooo:rsid="001f44e1" style:font-size-asian="12pt" style:font-size-complex="12pt"/>
    </style:style>
    <style:style style:name="T37" style:family="text">
      <style:text-properties fo:font-variant="normal" fo:text-transform="none" fo:font-size="12pt" fo:letter-spacing="normal" fo:font-style="normal" fo:font-weight="normal" officeooo:rsid="01cdc5eb" style:font-size-asian="12pt" style:font-size-complex="12pt"/>
    </style:style>
    <style:style style:name="T38" style:family="text">
      <style:text-properties officeooo:rsid="0029637e"/>
    </style:style>
    <style:style style:name="T39" style:family="text">
      <style:text-properties officeooo:rsid="006f2e54"/>
    </style:style>
    <style:style style:name="T40" style:family="text">
      <style:text-properties officeooo:rsid="0088fe06"/>
    </style:style>
    <style:style style:name="T41" style:family="text">
      <style:text-properties officeooo:rsid="008afb45"/>
    </style:style>
    <style:style style:name="T42" style:family="text">
      <style:text-properties officeooo:rsid="00a561c9"/>
    </style:style>
    <style:style style:name="T43" style:family="text">
      <style:text-properties officeooo:rsid="00c463a9"/>
    </style:style>
    <style:style style:name="T44" style:family="text">
      <style:text-properties officeooo:rsid="001f44e1"/>
    </style:style>
    <style:style style:name="T45" style:family="text">
      <style:text-properties officeooo:rsid="00fc9605"/>
    </style:style>
    <style:style style:name="T46" style:family="text">
      <style:text-properties officeooo:rsid="00fddf6f"/>
    </style:style>
    <style:style style:name="T47" style:family="text">
      <style:text-properties officeooo:rsid="00fee652"/>
    </style:style>
    <style:style style:name="T48" style:family="text">
      <style:text-properties style:font-name="Times New Roman"/>
    </style:style>
    <style:style style:name="T49" style:family="text">
      <style:text-properties style:font-name="Times New Roman" officeooo:rsid="00eacc18"/>
    </style:style>
    <style:style style:name="T50" style:family="text">
      <style:text-properties style:font-name="Times New Roman" officeooo:rsid="01a0cae9"/>
    </style:style>
    <style:style style:name="T51" style:family="text">
      <style:text-properties style:font-name="Times New Roman" officeooo:rsid="01a1cc38"/>
    </style:style>
    <style:style style:name="T52" style:family="text">
      <style:text-properties style:font-name="Times New Roman" officeooo:rsid="01a3a584"/>
    </style:style>
    <style:style style:name="T53" style:family="text">
      <style:text-properties officeooo:rsid="010b3a0b"/>
    </style:style>
    <style:style style:name="T54" style:family="text">
      <style:text-properties officeooo:rsid="01175286"/>
    </style:style>
    <style:style style:name="T55" style:family="text">
      <style:text-properties officeooo:rsid="011c713d"/>
    </style:style>
    <style:style style:name="T56" style:family="text">
      <style:text-properties officeooo:rsid="01217e07"/>
    </style:style>
    <style:style style:name="T57" style:family="text">
      <style:text-properties officeooo:rsid="01339d4a"/>
    </style:style>
    <style:style style:name="T58" style:family="text">
      <style:text-properties officeooo:rsid="014023fc"/>
    </style:style>
    <style:style style:name="T59" style:family="text">
      <style:text-properties officeooo:rsid="014ed998"/>
    </style:style>
    <style:style style:name="T60" style:family="text">
      <style:text-properties officeooo:rsid="014f80d0"/>
    </style:style>
    <style:style style:name="T61" style:family="text">
      <style:text-properties officeooo:rsid="015c41df"/>
    </style:style>
    <style:style style:name="T62" style:family="text">
      <style:text-properties officeooo:rsid="015c95a1"/>
    </style:style>
    <style:style style:name="T63" style:family="text">
      <style:text-properties officeooo:rsid="016043ba"/>
    </style:style>
    <style:style style:name="T64" style:family="text">
      <style:text-properties fo:font-size="12pt" style:font-size-asian="12pt" style:font-size-complex="12pt"/>
    </style:style>
    <style:style style:name="T65" style:family="text">
      <style:text-properties fo:font-size="12pt" officeooo:rsid="0155afe8" style:font-size-asian="12pt" style:font-size-complex="12pt"/>
    </style:style>
    <style:style style:name="T66" style:family="text">
      <style:text-properties officeooo:rsid="01627aa1"/>
    </style:style>
    <style:style style:name="T67" style:family="text">
      <style:text-properties officeooo:rsid="00bc8809"/>
    </style:style>
    <style:style style:name="T68" style:family="text">
      <style:text-properties officeooo:rsid="0165b4a2"/>
    </style:style>
    <style:style style:name="T69" style:family="text">
      <style:text-properties officeooo:rsid="016dc201"/>
    </style:style>
    <style:style style:name="T70" style:family="text">
      <style:text-properties officeooo:rsid="0171cee9"/>
    </style:style>
    <style:style style:name="T71" style:family="text">
      <style:text-properties officeooo:rsid="0171ea56"/>
    </style:style>
    <style:style style:name="T72" style:family="text">
      <style:text-properties officeooo:rsid="017a089d"/>
    </style:style>
    <style:style style:name="T73" style:family="text">
      <style:text-properties officeooo:rsid="017b5f81"/>
    </style:style>
    <style:style style:name="T74" style:family="text">
      <style:text-properties style:use-window-font-color="true" style:font-name="Times New Roman" fo:font-size="12pt" fo:font-style="normal" style:font-size-asian="12pt" style:font-size-complex="12pt"/>
    </style:style>
    <style:style style:name="T75" style:family="text">
      <style:text-properties style:use-window-font-color="true" style:font-name="Times New Roman" fo:font-size="12pt" fo:language="en" fo:country="GB" fo:font-style="normal" style:font-size-asian="12pt" style:font-size-complex="12pt"/>
    </style:style>
    <style:style style:name="T76" style:family="text">
      <style:text-properties style:use-window-font-color="true" style:text-line-through-style="none" style:text-line-through-type="none" style:font-name="Times New Roman" fo:font-size="12pt" fo:font-style="italic" style:text-underline-style="none" style:text-blinking="false" fo:background-color="transparent" loext:char-shading-value="0" style:font-size-asian="12pt" style:font-size-complex="12pt" loext:padding="0in" loext:border="none"/>
    </style:style>
    <style:style style:name="T77" style:family="text">
      <style:text-properties style:use-window-font-color="true" style:text-line-through-style="none" style:text-line-through-type="none" style:font-name="Times New Roman" fo:font-size="12pt" fo:language="en" fo:country="GB" fo:font-style="italic" style:text-underline-style="none" style:text-blinking="false" fo:background-color="transparent" loext:char-shading-value="0" style:font-size-asian="12pt" style:font-size-complex="12pt" loext:padding="0in" loext:border="none"/>
    </style:style>
    <style:style style:name="T78" style:family="text">
      <style:text-properties officeooo:rsid="0185f81e"/>
    </style:style>
    <style:style style:name="T79" style:family="text">
      <style:text-properties officeooo:rsid="01873407"/>
    </style:style>
    <style:style style:name="T80" style:family="text">
      <style:text-properties officeooo:rsid="0197bd39"/>
    </style:style>
    <style:style style:name="T81" style:family="text">
      <style:text-properties officeooo:rsid="019f05bc"/>
    </style:style>
    <style:style style:name="T82" style:family="text">
      <style:text-properties style:font-size-asian="12pt" style:font-size-complex="12pt"/>
    </style:style>
    <style:style style:name="T83" style:family="text">
      <style:text-properties officeooo:rsid="01a75077" style:font-size-asian="12pt" style:font-size-complex="12pt"/>
    </style:style>
    <style:style style:name="T84" style:family="text">
      <style:text-properties officeooo:rsid="01aa463a" style:font-size-asian="12pt" style:font-size-complex="12pt"/>
    </style:style>
    <style:style style:name="T85" style:family="text">
      <style:text-properties officeooo:rsid="01b3cc83"/>
    </style:style>
    <style:style style:name="T86" style:family="text">
      <style:text-properties officeooo:rsid="01bda437"/>
    </style:style>
    <style:style style:name="T87" style:family="text">
      <style:text-properties officeooo:rsid="01bf0629"/>
    </style:style>
    <style:style style:name="T88" style:family="text">
      <style:text-properties officeooo:rsid="01bff02c"/>
    </style:style>
    <style:style style:name="T89" style:family="text">
      <style:text-properties officeooo:rsid="01c1b6cb"/>
    </style:style>
    <style:style style:name="T90" style:family="text">
      <style:text-properties officeooo:rsid="01c1dc0b"/>
    </style:style>
    <style:style style:name="T91" style:family="text">
      <style:text-properties officeooo:rsid="01c24893"/>
    </style:style>
    <style:style style:name="T92" style:family="text">
      <style:text-properties officeooo:rsid="01d691f3"/>
    </style:style>
    <style:style style:name="T93" style:family="text">
      <style:text-properties officeooo:rsid="01dd1d55"/>
    </style:style>
    <style:style style:name="T94" style:family="text">
      <style:text-properties officeooo:rsid="01e1c222"/>
    </style:style>
    <style:style style:name="T95" style:family="text">
      <style:text-properties officeooo:rsid="01e3f4a7"/>
    </style:style>
    <style:style style:name="T96" style:family="text">
      <style:text-properties fo:language="en" fo:country="GB"/>
    </style:style>
    <style:style style:name="T97" style:family="text">
      <style:text-properties fo:language="en" fo:country="GB" officeooo:rsid="006f2e54"/>
    </style:style>
    <style:style style:name="T98" style:family="text">
      <style:text-properties officeooo:rsid="01edc4c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83"/>
      <text:p text:style-name="P83"/>
      <text:p text:style-name="P83"/>
      <text:p text:style-name="P83">Louis Mackenzie-Smith</text:p>
      <text:p text:style-name="P83">11858044</text:p>
      <text:p text:style-name="P83">Information Retrieval </text:p>
      <text:p text:style-name="P83">SoSe 2019</text:p>
      <text:h text:style-name="P69" text:outline-level="1"/>
      <text:h text:style-name="P63" text:outline-level="1"/>
      <text:p text:style-name="P81"><text:bookmark-start text:name="__RefHeading___Toc600_2121802479"/>What effects does the choice of the information retrieval model have on the ranking?<text:bookmark-end text:name="__RefHeading___Toc600_2121802479"/></text:p>
      <text:p text:style-name="P81"/>
      <text:p text:style-name="P81"><text:bookmark-start text:name="__RefHeading___Toc602_2121802479"/>Present the following three models (Boolean model, vector space model, probabilistic model), then discuss their strengths and weaknesses and describe the impact that the choice of each model can have on the ranking.<text:bookmark-end text:name="__RefHeading___Toc602_2121802479"/></text:p>
      <text:p text:style-name="P83"/>
      <text:p text:style-name="P60"/>
      <text:p text:style-name="P60"/>
      <text:p text:style-name="P60"/>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4">Table of Contents</text:p>
          </text:index-title>
          <text:p text:style-name="P85"><text:a xlink:type="simple" xlink:href="#__RefHeading___Toc820_2121802479" text:style-name="Index_20_Link" text:visited-style-name="Index_20_Link"><text:span text:style-name="T96">Introduction<text:tab/>4</text:span></text:a></text:p>
          <text:p text:style-name="P85"><text:a xlink:type="simple" xlink:href="#__RefHeading___Toc822_2121802479" text:style-name="Index_20_Link" text:visited-style-name="Index_20_Link"><text:span text:style-name="T96">The Boolean Retrieval Model<text:tab/>5</text:span></text:a></text:p>
          <text:p text:style-name="P86"><text:a xlink:type="simple" xlink:href="#__RefHeading___Toc938_2121802479" text:style-name="Index_20_Link" text:visited-style-name="Index_20_Link"><text:span text:style-name="T96">Overview<text:tab/>5</text:span></text:a></text:p>
          <text:p text:style-name="P86"><text:a xlink:type="simple" xlink:href="#__RefHeading___Toc940_2121802479" text:style-name="Index_20_Link" text:visited-style-name="Index_20_Link"><text:span text:style-name="T96">Advantages<text:tab/>6</text:span></text:a></text:p>
          <text:p text:style-name="P86"><text:a xlink:type="simple" xlink:href="#__RefHeading___Toc942_2121802479" text:style-name="Index_20_Link" text:visited-style-name="Index_20_Link"><text:span text:style-name="T96">Disadvantages<text:tab/>7</text:span></text:a></text:p>
          <text:p text:style-name="P86"><text:a xlink:type="simple" xlink:href="#__RefHeading___Toc944_21218024791" text:style-name="Index_20_Link" text:visited-style-name="Index_20_Link"><text:span text:style-name="T96">Effect on ranking<text:tab/>9</text:span></text:a></text:p>
          <text:p text:style-name="P85"><text:a xlink:type="simple" xlink:href="#__RefHeading___Toc944_2121802479" text:style-name="Index_20_Link" text:visited-style-name="Index_20_Link"><text:span text:style-name="T96">Vector Space Model<text:tab/>10</text:span></text:a></text:p>
          <text:p text:style-name="P86"><text:a xlink:type="simple" xlink:href="#__RefHeading___Toc946_2121802479" text:style-name="Index_20_Link" text:visited-style-name="Index_20_Link"><text:span text:style-name="T96">Overview<text:tab/>10</text:span></text:a></text:p>
          <text:p text:style-name="P86"><text:a xlink:type="simple" xlink:href="#__RefHeading___Toc948_2121802479" text:style-name="Index_20_Link" text:visited-style-name="Index_20_Link"><text:span text:style-name="T96">Advantages<text:tab/>11</text:span></text:a></text:p>
          <text:p text:style-name="P86"><text:a xlink:type="simple" xlink:href="#__RefHeading___Toc1202_539637059" text:style-name="Index_20_Link" text:visited-style-name="Index_20_Link"><text:span text:style-name="T96">Disadvantages<text:tab/>12</text:span></text:a></text:p>
          <text:p text:style-name="P86"><text:a xlink:type="simple" xlink:href="#__RefHeading___Toc950_2121802479" text:style-name="Index_20_Link" text:visited-style-name="Index_20_Link"><text:span text:style-name="T96">Effect on ranking<text:tab/>14</text:span></text:a></text:p>
          <text:p text:style-name="P85"><text:a xlink:type="simple" xlink:href="#__RefHeading___Toc1204_539637059" text:style-name="Index_20_Link" text:visited-style-name="Index_20_Link"><text:span text:style-name="T96">Probabilistic Model<text:tab/>15</text:span></text:a></text:p>
          <text:p text:style-name="P86"><text:a xlink:type="simple" xlink:href="#__RefHeading___Toc1206_539637059" text:style-name="Index_20_Link" text:visited-style-name="Index_20_Link"><text:span text:style-name="T96">Overview<text:tab/>15</text:span></text:a></text:p>
          <text:p text:style-name="P86"><text:a xlink:type="simple" xlink:href="#__RefHeading___Toc954_2121802479" text:style-name="Index_20_Link" text:visited-style-name="Index_20_Link"><text:span text:style-name="T96">Advantages<text:tab/>17</text:span></text:a></text:p>
          <text:p text:style-name="P86"><text:a xlink:type="simple" xlink:href="#__RefHeading___Toc956_2121802479" text:style-name="Index_20_Link" text:visited-style-name="Index_20_Link"><text:span text:style-name="T96">Disadvantages<text:tab/>18</text:span></text:a></text:p>
          <text:p text:style-name="P86"><text:a xlink:type="simple" xlink:href="#__RefHeading___Toc958_2121802479" text:style-name="Index_20_Link" text:visited-style-name="Index_20_Link"><text:span text:style-name="T96">Effect on ranking<text:tab/>20</text:span></text:a></text:p>
          <text:p text:style-name="P85"><text:a xlink:type="simple" xlink:href="#__RefHeading___Toc828_2121802479" text:style-name="Index_20_Link" text:visited-style-name="Index_20_Link"><text:span text:style-name="T96">Conclusion<text:tab/>21</text:span></text:a></text:p>
          <text:p text:style-name="P85"><text:a xlink:type="simple" xlink:href="#__RefHeading___Toc1918_539637059" text:style-name="Index_20_Link" text:visited-style-name="Index_20_Link"><text:span text:style-name="T96">Bibliography<text:tab/>22</text:span></text:a></text:p>
        </text:index-body>
      </text:table-of-content>
      <text:p text:style-name="P61"/>
      <text:h text:style-name="P64" text:outline-level="1"><text:bookmark-start text:name="__RefHeading___Toc820_2121802479"/>Introduction<text:bookmark-end text:name="__RefHeading___Toc820_2121802479"/></text:h>
      <text:p text:style-name="P48"/>
      <text:p text:style-name="P3"><text:span text:style-name="T39">As information system resources can be large in size</text:span>, and <text:span text:style-name="T85">because of </text:span>the business need for fast information retrieval, <text:span text:style-name="T39">it is of great interest to Information Retrieval Systems to optimise both the speed of the retrieval, and the relevance of the data returned. It is important, therefore, to respond to a user‘s query by responding documents in such a way that we guarantee both high precision and high recall, without damaging the speed of the engine. A further business need is to avoid returning duplicate or near duplicate documents, as it is unlikely that one of these would be desirable, while the other is not.</text:span></text:p>
      <text:p text:style-name="P39"><text:span text:style-name="T66">Information Retrieval systems implement different methods of representing documents for fast search, as well as different ways of representing the user‘s queries. <text:s/>This paper will consider the three archetypical</text:span> <text:span text:style-name="T1">models used for this purpose: From the set theoretical models, we shall consider the Boolean Model, from the algebraic models, the Vector Space model, and finally, from the Probabilistic Models, the Binary Independence Model. We shall present their advantages and disadvantages with reference to the above needs, and describe their effects on the ranking of results, where ranking is to be understood as returning results in decreasing order of relevance to the query, such that the first item returned is most likely to be the desired document.</text:span></text:p>
      <text:p text:style-name="P3"/>
      <text:p text:style-name="P3"/>
      <text:p text:style-name="P3"/>
      <text:h text:style-name="P62" text:outline-level="1"/>
      <text:h text:style-name="P67" text:outline-level="1"><text:bookmark-start text:name="__RefHeading___Toc822_2121802479"/><text:span text:style-name="T67">The Boolean Retrieval Model</text:span><text:bookmark-end text:name="__RefHeading___Toc822_2121802479"/></text:h>
      <text:h text:style-name="P70" text:outline-level="2"><text:bookmark-start text:name="__RefHeading___Toc938_2121802479"/>Overview<text:bookmark-end text:name="__RefHeading___Toc938_2121802479"/></text:h>
      <text:p text:style-name="P8">In <text:span text:style-name="T40">Boolean Information Retrieval (BIR)</text:span>, similarity relationships are determined by set operations. Documents shall be represented as a<text:span text:style-name="T38"> </text:span>sub<text:span text:style-name="T38">set of </text:span>the set of all <text:span text:style-name="T38">index words (possibly stemmed words which characterise a document). Queries will take the form of boolean expressions. This can either be done implicitly (by allowing the user to specify keywords, which the engine will then join with either logical AND or logical OR operators), or explicitly, by allowing the user to write their own logical queries. Some engines may offer more options to the user, by including the NOT operator, which would require that a document not include the following expression, as well as parentheses, in order to enhance and clarify the meaning of their query. In principle, all boolean operators might see use, including XOR, NAND and others.</text:span></text:p>
      <text:p text:style-name="P8"><text:span text:style-name="T68">Retrieval is done by first translating the query into disjunctive or conjunctive normal form, then replacing each word in the query by the set of documents that include it, then solving the boolean expression for these sets. The final set of documents is the set which matches the user‘s query, and can be returned and displayed to the user. Enhancements to this basic model include allowing wildcard searching.</text:span></text:p>
      <text:h text:style-name="P71" text:outline-level="2"/>
      <text:h text:style-name="P77" text:outline-level="2"><text:bookmark-start text:name="__RefHeading___Toc940_2121802479"/>Advantages<text:bookmark-end text:name="__RefHeading___Toc940_2121802479"/></text:h>
      <text:list xml:id="list3549919762468346889" text:style-name="L6">
        <text:list-item>
          <text:p text:style-name="P9">The first advantage of BIR <text:span text:style-name="T41">is the simplicity of the model. By returning documents that exactly include the terms searched, users can easily refine their searches if the documents to not meet their information need (even if they do match the query). </text:span></text:p>
        </text:list-item>
        <text:list-item>
          <text:p text:style-name="P16"><text:span text:style-name="T70">Furthermore, i</text:span>t is highly precise. The user gets exactly what they searched for. This can be ideal in more technical situations where users may have extremely clear requirements, and know what they want. Furthermore, if a user is aware of the fact that BIR is used, they can tailor their queries to make them precise, <text:span text:style-name="T70">which is greatly suited to more technical environments, where the user may be searching for specific documents rather than general information. This is used to great effect in medical information searchers and legal information searchers.</text:span></text:p>
        </text:list-item>
        <text:list-item>
          <text:p text:style-name="P17">A second advantage is the ease of implementation. Operations of sets are well supported in all major programming languages, and this makes the process of determining which documents to return very simple. <text:span text:style-name="T71">As such, it can easily be added to a program whose main goal is not to do information retrieval. For example, it is common for BIR to be used in by email providers, to perform a simple keyword search of emails received, even though an email service‘s main goal is not to provide searching. It can also be used when searching through a hard-drive for example.</text:span></text:p>
        </text:list-item>
        <text:list-item>
          <text:p text:style-name="P10"><text:span text:style-name="T69">The BIR is also highly efficient. When a new document is added, one simply needs to scan it once, building the set of index terms, and then adding the document‘s unique identifier to a hashmap of index words to documents. Processing the user‘s query is then simply done by looking up the query terms in the hashmap (which can be done extremely quickly on modern hardware), then resolving the boolean expression.</text:span></text:p>
        </text:list-item>
      </text:list>
      <text:h text:style-name="P78" text:outline-level="2"><text:bookmark-start text:name="__RefHeading___Toc942_2121802479"/>Disadvantages<text:bookmark-end text:name="__RefHeading___Toc942_2121802479"/></text:h>
      <text:p text:style-name="P7">The BIR has some limitations which make needs to be addressed in a productive environment. </text:p>
      <text:list xml:id="list8009979202474308433" text:style-name="L3">
        <text:list-item>
          <text:p text:style-name="P12">First, in the version presented above, a document either has, or does not have, an index term in its description. While this gives a good idea of the content of the document, it misses a sense of quantity; we cannot know the extent to which a document talks about a certain topic. „We would like to accumulate evidence, giving more weight to documents that have a term several times as opposed to ones that contain it only once.“(Gao et al., 2004)</text:p>
        </text:list-item>
        <text:list-item>
          <text:p text:style-name="P13"><text:span text:style-name="T72">Further to this limitation, the BIR does not provide any term weights to the user‘s query either. This leads to treating all terms in the query as equally likely, which is unlikely to be ideal. Furthermore, the model does not treat the first words in the query as more relevant than later words in the query, even though it can usually be assumed that the first words will be more interesting to the writer of the query.</text:span></text:p>
        </text:list-item>
        <text:list-item>
          <text:p text:style-name="P11">BIR assumes independence of terms in the query (and the documents), <text:span text:style-name="T42">which causes a problem if one searches for a compound expression. Manning, Raghavan and Schütze give the example of „operating system“, a query which will not be interested in documents that include the words „operating“ and „system“, but not these two words together.</text:span></text:p>
        </text:list-item>
        <text:list-item>
          <text:p text:style-name="P11">Third, we must consider how queries are interpreted. If we consider all query words to be joined with logical AND, we will tend to get results with high precision, but low recall, <text:span text:style-name="T73">as only documents that include exactly all of the query will be returned. </text:span>If we choose to use logical OR, we will tend to get low precision but high recall, <text:span text:style-name="T73">as any document that includes at least on of the terms will be returned.</text:span> Finding a middle ground with both high precision and recall is non trivial <text:span text:style-name="T86">(Manning 2009)</text:span>. <text:span text:style-name="T56">AND is too strict, OR is too lenient, and there is no clear way of deciding which to use.</text:span></text:p>
        </text:list-item>
        <text:list-item>
          <text:p text:style-name="P18"><text:soft-page-break/><text:span text:style-name="T26">In general, BIR is </text:span><text:span text:style-name="T25">prone to over or under retrieval. </text:span><text:span text:style-name="T27">If the query is short, and general</text:span><text:span text:style-name="T25">, </text:span><text:span text:style-name="T27">we may return </text:span><text:span text:style-name="T25">large numbers </text:span><text:span text:style-name="T27">of documents</text:span><text:span text:style-name="T25">. If </text:span><text:span text:style-name="T27">the query is highly specific,</text:span><text:span text:style-name="T25"> maybe nothing. Furthermore, </text:span><text:span text:style-name="T28">any error in the query (such as an additional word </text:span><text:span text:style-name="T29">or</text:span><text:span text:style-name="T28"> </text:span><text:span text:style-name="T29">a typographical mistake</text:span><text:span text:style-name="T28">) will dramatically change the results.</text:span></text:p>
        </text:list-item>
        <text:list-item>
          <text:p text:style-name="P20"><text:span text:style-name="T28">T</text:span><text:span text:style-name="T25">he BIR returns only documents that perfectly match the query, and has no principled way of returning partial matches. As such, it is difficult for a user, who does not have either experience with the model, or does not have a clear information need, to receive any documents that he will accept.</text:span></text:p>
        </text:list-item>
        <text:list-item>
          <text:p text:style-name="P21"><text:span text:style-name="T25">The BIR will also return large numbers of duplicate documents, as many documents have the same set-wise representation, and there is no way to distinguish between them. As explained above, a very similar document is highly unlikely to satisfy the user‘s need if the original document didn‘t.</text:span></text:p>
        </text:list-item>
        <text:list-item>
          <text:p text:style-name="P19"><text:span text:style-name="T30">Formulating complex queries, that may actually match the information desired, is not something most users do. One‘s ideal query may require a large number of parentheses and not operators, and therefore some grounding in boolean logic, which is a requirement we cannot put on most users. Writing good boolean logic is not easy, and a simple mistake in the use of brackets will completely change the resulting documents. </text:span><text:span text:style-name="T31">Therefore, it is difficult to translate a user‘s need into a query.</text:span></text:p>
        </text:list-item>
        <text:list-item>
          <text:p text:style-name="P22"><text:span text:style-name="T30">T</text:span><text:span text:style-name="T25">he BIR as presented above, cannot learn. It will not improve as time goes on, even though it will process large amounts of data, which it could use to improve itself. Further down, we will see models that are able to solve this issue.</text:span></text:p>
        </text:list-item>
      </text:list>
      <text:h text:style-name="P72" text:outline-level="2"><text:bookmark-start text:name="__RefHeading___Toc944_21218024791"/><text:soft-page-break/>Effect on ranking<text:bookmark-end text:name="__RefHeading___Toc944_21218024791"/></text:h>
      <text:p text:style-name="P2"><text:span text:style-name="T4">T</text:span><text:span text:style-name="T3">he basic version of BIR outlined above does not </text:span><text:span text:style-name="T6">permit</text:span><text:span text:style-name="T3"> rank</text:span><text:span text:style-name="T6">ing</text:span><text:span text:style-name="T3"> results whatsoever. B</text:span><text:span text:style-name="T2">IR queries return a set of matching documents, but do not give any indication of which may be more suitable to the user‘s query: a document is either suitable, or unsuitable. </text:span><text:span text:style-name="T4">Of course, users will not think in this way, and will usually have preferences of one document over another. The BIR outlined above will not be able to represent this. </text:span><text:span text:style-name="T5">In fact, if only one document returned is of interest to the user, finding this document will have O(n) complexity, with n being the number of documents returned, which can be very large indeed. </text:span><text:span text:style-name="T7">If we could guarantee </text:span><text:span text:style-name="T10">that only </text:span><text:span text:style-name="T7">a small number of documents </text:span><text:span text:style-name="T10">would be </text:span><text:span text:style-name="T7">retrieved, so that the user may rapidly find the best result for the, this problem could be overcome, but we have seen previously that the BIR is prone to over-retrieval, thus making the task of finding the best result very challenging for the user. </text:span></text:p>
      <text:p text:style-name="P2"><text:span text:style-name="T78">In order to rank results, we would require </text:span>a mechanism for determining a document score which <text:span text:style-name="T78">describes</text:span> how good a match a document is for a query, <text:span text:style-name="T79">but BIR does not provide this functionality. </text:span><text:span text:style-name="T8">We will next consider a model that </text:span><text:span text:style-name="T9">can more accurately rank the results of a query, while also managing the problem of over- or under- retrieval.</text:span></text:p>
      <text:h text:style-name="P66" text:outline-level="1"><text:bookmark-start text:name="__RefHeading___Toc944_2121802479"/>Vector Space Model<text:bookmark-end text:name="__RefHeading___Toc944_2121802479"/></text:h>
      <text:h text:style-name="P73" text:outline-level="2"><text:bookmark-start text:name="__RefHeading___Toc946_2121802479"/>Overview<text:bookmark-end text:name="__RefHeading___Toc946_2121802479"/></text:h>
      <text:p text:style-name="P14"><text:span text:style-name="T53">The main problem with Boolean model is its over, or under- retrieval (due to its inability to fetch partial matches) and the absence of any scoring procedure to rank the retrieved documents. We now analyse a model that attempts to remedy these problems.</text:span></text:p>
      <text:p text:style-name="P23">The Vector Space Model (VSM) <text:span text:style-name="T43">permits us to remedy some of the disadvantages of the BIR. Instead of representing documents as sets of index terms, they are instead represented as high-dimensional vectors, in which each entry in the vector corresponds to a term in the vocabulary, very often receiving its weight from a calculation of TF-IDF, or term frequency, inverse document frequency, which gives rarer terms a higher score (Büttcher, Clarke and Cormack 2010). Queries are represented the same way (in contrast to the BIR logical formulae). With the query vector in hand, we rank the documents in the collection by considering the cosine of the angle between the query vector and the document vector, by a simple application of the dot product . The larger the cosine (with 1 as the maximum value), the more similar the two vectors. This is because a cosine of 1 denotes an angle of 0 degrees, making the two vectors collinear, making the document a perfect fit for the query. A cosine of 0 means an angle of 90 degrees, which indicates that the query and document vectors are orthogonal, as different as it is possible to be. We now consider the strengths and weaknesses of this model.</text:span></text:p>
      <text:h text:style-name="P74" text:outline-level="2"/>
      <text:h text:style-name="P79" text:outline-level="2"><text:bookmark-start text:name="__RefHeading___Toc948_2121802479"/>Advantages<text:bookmark-end text:name="__RefHeading___Toc948_2121802479"/></text:h>
      <text:list xml:id="list2111592950013113470" text:style-name="L7">
        <text:list-item>
          <text:p text:style-name="P15"><text:span text:style-name="T80">The VSM solves many of the problems of the BIR. First, it allows us to solve the problem of over- and under-retrieval that faces the BIR. This is because the VSM effectively returns all documents in the collection, in decreasing order of likelihood. Even if not documents have a particularly high degree of similarity (for example, the highest cosine is 0.5), we may still return these as the most likely to fit the user‘s query. We do not easily find ourselves returning nothing, and can always rank results, even if they have a low degree of similarity. This may be the „middle ground“, where we can achieve both high precision and high recall. This allows for partial matching of a user‘s query, and can easily inform a ranking system.</text:span></text:p>
        </text:list-item>
        <text:list-item>
          <text:p text:style-name="P24">A second advantage to VSM is that it requires no knowledge of <text:span text:style-name="T87">the side of</text:span> the user. In BIR we saw that many systems offer user‘s t<text:span text:style-name="T88">h</text:span>e ability to write precise queries, but require them to know boolean logical operators. VSMs do not require users to have any <text:span text:style-name="T89">specific </text:span>knowledge in order to use them, <text:span text:style-name="T90">which is a clear advantage in a practical or business setting</text:span>.</text:p>
        </text:list-item>
        <text:list-item>
          <text:p text:style-name="P25">According to Büttcher, Clarke and Cormack, although the calculation of the cosine similarity may at first appear hugely expensive, queries tend to be short, and very manageable for modern computers, and while documents may have vectors with millions of non-zero entries, the length of this vector may be easily pre-computed, and stored alongside it, allowing for much faster retrieval. <text:span text:style-name="T91">Therefore VSMs can count speed among their advantages.</text:span></text:p>
        </text:list-item>
      </text:list>
      <text:list xml:id="list8862864467463728472" text:style-name="L5">
        <text:list-item>
          <text:p text:style-name="P47"><text:span text:style-name="T11">A </text:span><text:span text:style-name="T2">further advantage is due to the identical nature of the representation of a document and a query. This </text:span><text:span text:style-name="T12">sameness allows us to use entire documents as queries, thus allowing us to return </text:span><text:span text:style-name="T13">other documents that may be similar to the one queried. This has clear business </text:span><text:span text:style-name="T14">applications, as one can then easily implement a „Similar pages“ or „Find more like this“ feature </text:span><text:span text:style-name="T20">(Manning 2009)</text:span><text:span text:style-name="T14">.</text:span></text:p>
        </text:list-item>
      </text:list>
      <text:h text:style-name="P76" text:outline-level="2"><text:bookmark-start text:name="__RefHeading___Toc1202_539637059"/><text:soft-page-break/><text:span text:style-name="T49">Disa</text:span><text:span text:style-name="T48">dvantages</text:span><text:bookmark-end text:name="__RefHeading___Toc1202_539637059"/></text:h>
      <text:list xml:id="list7854024674928956228" text:style-name="L17">
        <text:list-item>
          <text:p text:style-name="P40"><text:span text:style-name="T51">T</text:span><text:span text:style-name="T48">he VSM model is less intuitive than </text:span><text:span text:style-name="T52">the BIR. The may lead to users being less clear on how their queries lead to the documents they are seeing. Furthermore, the cosine similarity only has empirical justification, it does not have a theoretical standing. We might ask why the cosine similarity represents relevance, and the answer can only be that it seems to, in practice.</text:span></text:p>
        </text:list-item>
        <text:list-item>
          <text:p text:style-name="P41"><text:span text:style-name="T48">As index terms are considered to be mutually independent, we see a similar downside to BIR with regard to compound expressions such as </text:span><text:span text:style-name="T52">„operating system“ </text:span><text:span text:style-name="T48">being unable to be represented. Furthermore</text:span><text:span text:style-name="T52">, this model does not capture the semantics of the query or the document.</text:span></text:p>
        </text:list-item>
        <text:list-item>
          <text:p text:style-name="P42"><text:span text:style-name="T48">Although VSMs deal with many issues of BIR, one lacking feature is the NOT operator. In VSM queries, only positive terms can be included, and this leads to many results </text:span><text:span text:style-name="T50">which include terms the user would like to exclude, but cannot. </text:span></text:p>
        </text:list-item>
        <text:list-item>
          <text:p text:style-name="P49"><text:span text:style-name="T32">A</text:span><text:span text:style-name="T25">lthough much of the cosine operation can be precomputed, it is still necessary to </text:span><text:span text:style-name="T33">calculate the cosine similarity of the query and all documents, which has a higher time cost than BIR, </text:span><text:span text:style-name="T34">thus making the VSM slower in practice </text:span><text:span text:style-name="T35">( P124) „</text:span><text:span text:style-name="T36">a single similarity computation can </text:span><text:span text:style-name="T44">entail a dot product in tens of thousands of dimensions, demanding tens of </text:span><text:span text:style-name="T36">thousands of arithmetic operations„, </text:span><text:span text:style-name="T37">in contrast to the small number of set-based operations of BIR (which is linear with the size of the query, and therefore rarely larger than 10)</text:span><text:span text:style-name="T34">.</text:span></text:p>
        </text:list-item>
        <text:list-item>
          <text:p text:style-name="P50"><text:span text:style-name="T34">A </text:span><text:span text:style-name="T25">further issue that practical implementations of VSM need to contend with, is that VSMs will by default return very similar, or duplicate documents, which as previously outlined will not be suitable to the user.</text:span></text:p>
        </text:list-item>
      </text:list>
      <text:list xml:id="list215135876134041" text:continue-list="list8862864467463728472" text:style-name="L5">
        <text:list-item>
          <text:p text:style-name="P51"><text:soft-page-break/><text:span text:style-name="T81">The VSM shares one downside with the BIR, in that it cannot learn. It will always return the same results to a query, regardless of any available data that shows that the user does not consider these responses as suitable. </text:span></text:p>
        </text:list-item>
      </text:list>
      <text:h text:style-name="P71" text:outline-level="2"/>
      <text:h text:style-name="P77" text:outline-level="2"><text:bookmark-start text:name="__RefHeading___Toc950_2121802479"/><text:span text:style-name="T47">Effect on </text:span>ranking<text:bookmark-end text:name="__RefHeading___Toc950_2121802479"/></text:h>
      <text:p text:style-name="P45"><text:span text:style-name="T82">In stark contrast to the BIR, VSMs give us a clear methodology for ranking documents returned. </text:span><text:span text:style-name="T83">We simply order the documents by their cosine similarity, the higher the cosine, the higher the document‘s placement in the returned set. </text:span><text:span text:style-name="T84">We no longer need to worry about over- or under-retrieval, as we effectively return all documents in the collection, and allow the user to navigate until they find what they are looking for. </text:span></text:p>
      <text:h text:style-name="P68" text:outline-level="1"><text:bookmark-start text:name="__RefHeading___Toc1204_539637059"/><text:span text:style-name="T45">Probabilistic Model</text:span><text:bookmark-end text:name="__RefHeading___Toc1204_539637059"/></text:h>
      <text:h text:style-name="P70" text:outline-level="2"><text:bookmark-start text:name="__RefHeading___Toc1206_539637059"/>Overview<text:bookmark-end text:name="__RefHeading___Toc1206_539637059"/></text:h>
      <text:p text:style-name="P26">In the previous two models considered, matching a query to a set of documents was „ done in a formally defined but semantically imprecise calculus of index terms“ , <text:span text:style-name="T57">meaning that in BIR and VSM, we have an „uncertain understanding of the information need“ from the query, and an „uncertain guess“ of whether a document is relevant to this query. In this section, we will analyse a Probabilistic Model (PM), which uses the mathematical tools of probability theory to reason under uncertainty in order to estimate „how likely it is that a document is relevant to an information need“ </text:span>(Manning 2009, page 219).</text:p>
      <text:p text:style-name="P27"><text:span text:style-name="T54">As PM is is an abstract model, there are many implementations which can be used. We shall consider the Binary Independence Model (BIM), a practical model, which makes a number of assumptions to enable the abstract PM to work in practice. BIM represents documents as binary vectors (vectors whose elements are either 0 or 1), with a 1 indicating</text:span> <text:span text:style-name="T55">the presence of an index term., with queries being represented in a similar way. Of course, different documents may be represented by the same vector. A major assumption of this model is the assumption of term independence, meaning that terms in the document are considered to be independent of one another. This model further assumes that the relevance of each document is independent of the relevance of other documents. </text:span></text:p>
      <text:p text:style-name="P28">Ranking of the documents can be done in decreasing order of relevance <text:span text:style-name="T58">(either directly by the probability, or, more commonly, by the odds that this document is relevant, calculated by dividing the probability that the document is relevant, given the document vector and the query vector, by the probability that it is not relevant, given the document vector and the query vector).</text:span></text:p>
      <text:p text:style-name="P29"><text:soft-page-break/>To calculate relevance, we may use <text:span text:style-name="T58">term frequency, document frequency, document length, and other statistics that we can compute to estimate the probability of document relevance. </text:span>(Manning 2009). <text:span text:style-name="T62">The model then operates recursively, based on an initially guessed set of parameters.</text:span></text:p>
      <text:p text:style-name="P30"><text:span text:style-name="T22"/></text:p>
      <text:h text:style-name="P75" text:outline-level="2"/>
      <text:h text:style-name="P80" text:outline-level="2"><text:bookmark-start text:name="__RefHeading___Toc954_2121802479"/>Advantages<text:bookmark-end text:name="__RefHeading___Toc954_2121802479"/></text:h>
      <text:list xml:id="list2909471993814813696" text:style-name="L9">
        <text:list-item>
          <text:p text:style-name="P31"><text:span text:style-name="T59">PMs can b</text:span>e easily adapted to update <text:span text:style-name="T59">their</text:span> weights based on user input. <text:span text:style-name="T59">This process is as following: </text:span></text:p>
        </text:list-item>
      </text:list>
      <text:list xml:id="list7438079859401575027" text:style-name="L12">
        <text:list-item>
          <text:p text:style-name="P32"><text:span text:style-name="T59">Guess values for the probability of a term appearing in a document relevant to the query, and for the probability of a term appearing in a non relevant document.</text:span></text:p>
        </text:list-item>
        <text:list-item>
          <text:p text:style-name="P33">Using these values, assemble a best guess of the set of relevant documents, which we present to the user.</text:p>
        </text:list-item>
        <text:list-item>
          <text:p text:style-name="P33">Based on the user‘s actions (either consciously providing feedback, or by analysing their behaviour, such as clicks), update our values from 1.</text:p>
        </text:list-item>
      </text:list>
      <text:list xml:id="list215135590084998" text:continue-list="list2909471993814813696" text:style-name="L9">
        <text:list-header>
          <text:p text:style-name="P31">As such, <text:span text:style-name="T60">PMs</text:span> <text:span text:style-name="T60">are</text:span> the only model presented which can be said to improve as time goes on. <text:span text:style-name="T92">In this way, it distinguishes itself from BIR and VSMs.</text:span></text:p>
        </text:list-header>
        <text:list-item>
          <text:p text:style-name="P34">Unlike the Vector Space Model, whose justification is purely empirical, P<text:span text:style-name="T61">M</text:span>s have a fi<text:span text:style-name="T61">rm</text:span> theoretical foundation, <text:span text:style-name="T61">as they directly rank by the probability a document may be relevant to the user.</text:span></text:p>
        </text:list-item>
      </text:list>
      <text:h text:style-name="P75" text:outline-level="2"/>
      <text:h text:style-name="P80" text:outline-level="2"><text:bookmark-start text:name="__RefHeading___Toc956_2121802479"/>Disadvantages<text:bookmark-end text:name="__RefHeading___Toc956_2121802479"/></text:h>
      <text:list xml:id="list3199315121818852743" text:style-name="L14">
        <text:list-item>
          <text:p text:style-name="P44">Our model requires us to have values for the probability of a term appearing in a document relevant to the query, and for the probability of a term appearing in a non relevant document, but we do not have a perfect way of estimating these. As such, we must guess the initial values of the above probabilities.</text:p>
        </text:list-item>
      </text:list>
      <text:list xml:id="list7558213225066989794" text:style-name="L11">
        <text:list-item>
          <text:p text:style-name="P36">This model requires more computational resources than previous models. <text:span text:style-name="T62">This is due to the recursive nature of its operation, whose „complexity grows quickly [..] limiting the scalability of the engine based on the model“ (Lashkari et al, 2009). Even though the Naive Bayes assumption of conditional independence makes calculating the ranking is substantially faster than may be expected (Manning 2009), PMs are the slowest model we analyse in this text. This is one of the reasons that PMs have not, in the form presented above, seen widespread adoption.</text:span></text:p>
        </text:list-item>
        <text:list-item>
          <text:p text:style-name="P35">The a<text:span text:style-name="T64">ssumptions inherent in this model may cause problems:</text:span></text:p>
        </text:list-item>
      </text:list>
      <text:list xml:id="list1764803685154845598" text:style-name="L13">
        <text:list-item>
          <text:list>
            <text:list-item>
              <text:p text:style-name="P4"><text:span text:style-name="T15">According to Manning (2009), the</text:span><text:span text:style-name="T16"> assumption </text:span><text:span text:style-name="T17">that terms are independent of each other, </text:span><text:span text:style-name="T16">„is far from correct, but it nevertheless often gives satisfactory results in practice“. </text:span><text:span text:style-name="T18">While the downsides of t</text:span><text:span text:style-name="T21">h</text:span><text:span text:style-name="T18">is assumption do not appear unmanageable, it damages the theoretical solidity of our model.</text:span></text:p>
            </text:list-item>
            <text:list-item>
              <text:p text:style-name="P4"><text:span text:style-name="T18">T</text:span><text:span text:style-name="T2">he assumption that </text:span><text:span text:style-name="T19">the relevance of each document is independent of the relevance of other documents </text:span><text:span text:style-name="T2">is more damaging. It is incorrect, as we end up returning many similar documents, even though only one would have sufficed, and leaves Manning to describe it as „especially harmful in practice“</text:span><text:span text:style-name="T19">, </text:span><text:span text:style-name="T2">due to its tendency to return near duplicate documents.</text:span></text:p>
            </text:list-item>
          </text:list>
        </text:list-item>
      </text:list>
      <text:list xml:id="list215136292410225" text:continue-list="list7558213225066989794" text:style-name="L11">
        <text:list-item>
          <text:p text:style-name="P35"><text:soft-page-break/><text:span text:style-name="T64">BIM, just like BIR, </text:span><text:span text:style-name="T65">uses only binary weights, and so faces the same issue with not being able to represent magnitude in the documents (a document either has, or does not have, an index term associated to it, there are no shades of presence to mark the degree to which an index term is present).</text:span></text:p>
        </text:list-item>
      </text:list>
      <text:p text:style-name="P37"/>
      <text:p text:style-name="P52"><text:span text:style-name="T23"/></text:p>
      <text:p text:style-name="P53"><text:span text:style-name="T23"/></text:p>
      <text:p text:style-name="P53"><text:span text:style-name="T23"/></text:p>
      <text:h text:style-name="P71" text:outline-level="2"/>
      <text:h text:style-name="P77" text:outline-level="2"><text:bookmark-start text:name="__RefHeading___Toc958_2121802479"/><text:span text:style-name="T46">Effect on </text:span>ranking<text:bookmark-end text:name="__RefHeading___Toc958_2121802479"/></text:h>
      <text:p text:style-name="P54"><text:span text:style-name="T23">P</text:span><text:span text:style-name="T22">robability based models offer a clear method of ranking the documents returned. One simply returns documents based on their calculated probability of being relevant to the query, in decreasing order. </text:span><text:span text:style-name="T24">Due to allowing user feedback, whether this is done by consciously ranking the results, or, more likely, by recording the placement in the ranking of the document the user eventually selects, this model is unique among the other two by not guaranteeing the same ranking every time. Both other models will always return the exact same documents, given the query and the set of all documents, but PMs may not do this. Therefore, user‘s will see the ranking subtly change over time, eventually becoming more accurate.</text:span></text:p>
      <text:p text:style-name="P55"><text:span text:style-name="T23"/></text:p>
      <text:p text:style-name="P55"><text:span text:style-name="T23"/></text:p>
      <text:h text:style-name="P66" text:outline-level="1"><text:bookmark-start text:name="__RefHeading___Toc828_2121802479"/>C<text:span text:style-name="T46">onclusion</text:span><text:bookmark-end text:name="__RefHeading___Toc828_2121802479"/></text:h>
      <text:p text:style-name="P56"><text:span text:style-name="T93">The most important conclusion to draw from this research is that there is no one best model of information retrieval. These models have trade-offs which must be well understood and carefully managed, thus allowing a model to be tailored to one‘s application. If designing a model for use by doctor to search for symptoms, a boolean model may be ideal, as this allows us to maximise its strengths (of clarity, precision and speed) while minimising its downsides (of query complexity and retrieval quantity). The same model would be unsuited for a general use engine, searching through billions of documents, as its downsides would outweigh its advantages. In practice, vector space models seem to outperform the other two when faced with large amounts of documents <text:s/>(Baeza-Yates and Ribeiro-Neto, 1999).</text:span></text:p>
      <text:p text:style-name="P57">The second most important conclusion we can draw, is that these models are not mutually exclusive. Some fit more easily together than others (the vector space model and probabilistic model both represent their documents as vectors for example, making a combination easier), but in principle, any archetype is compatible with any other. <text:span text:style-name="T94">In practice, therefore, we would not expect to see any of the above models in their pure form. Some combinations that may be of benefit include:</text:span></text:p>
      <text:list xml:id="list8274173225952791391" text:style-name="L18">
        <text:list-item>
          <text:p text:style-name="P58">Add the boolean NOT search operator to either of the other two presented models. This operator is hugely powerful, and difficult to replicate. It allows users with complex queries to get answers more easily, and allows users to easily refine their queries, if they receive documents they do not consider suitable.</text:p>
        </text:list-item>
        <text:list-item>
          <text:p text:style-name="P58">On the topic of refinements, we can add the probabilistic model‘s ability to learn and improve to either of the other models. <text:span text:style-name="T95">In BIR, this could be used to determine when to use AND or when to use OR, and in the VSM, could inform custom search weights, or inform the choice of vocabulary index. The addition of learning has another clear business advantage, in that it allows companies to distinguish themselves by knowing their user‘s </text:span><text:soft-page-break/><text:span text:style-name="T95">better than their competition, thus virtually guaranteeing that a practical implementation of any of the three above models will include some form of learning.</text:span></text:p>
        </text:list-item>
        <text:list-item>
          <text:p text:style-name="P59">The vector space model easily creates a hugely useful feature, in that it allows us to use documents as queries, thus returning similar pages to this one. Both other models might seek to implement this feature, as it has such clear applications and benefits to the users.</text:p>
        </text:list-item>
      </text:list>
      <text:p text:style-name="P46"/>
      <text:h text:style-name="P65" text:outline-level="1"><text:bookmark-start text:name="__RefHeading___Toc1918_539637059"/>Bibliography<text:bookmark-end text:name="__RefHeading___Toc1918_539637059"/></text:h>
      <text:p text:style-name="P6"/>
      <text:p text:style-name="P6">Kai Gao, Yongcheng Wang, and Zhiqi Wang. An efficient relevant evaluation model in information retrieval and its application. In International Conference on Computer and Information Technology, volume 0, pages 845–850, Los Alamitos, CA, USA, 2004. doi: http: //doi.ieeecomputersociety.org/10.1109/CIT.2004.1357300</text:p>
      <text:p text:style-name="P6"/>
      <text:p text:style-name="P6">C. D Manning, P. Raghavan, and H. Sch<text:span text:style-name="T98">ü</text:span>tze. An introduction to information retrieval. Cambridge University Press, 2009.</text:p>
      <text:p text:style-name="P6"/>
      <text:p text:style-name="P6">Ricardo Baeza-Yates and Berthier Ribeiro-Neto. Modern Information Retrieval. ACM Press, 1999.</text:p>
      <text:p text:style-name="P38">Arash Habibi Lashkari, Fereshteh Mahdavi, Vahid Ghomi. A Boolean Model in Information Retrieval For Search Engines, <text:span text:style-name="T63">2009</text:span></text:p>
      <text:p text:style-name="P5"/>
      <text:p text:style-name="P43"><text:span text:style-name="Citation"><text:span text:style-name="T75">Stefan Büttcher; Charles L. A. Clarke; Gordon V. Cormack (2010), </text:span></text:span><text:a xlink:type="simple" xlink:href="http://www.ir.uwaterloo.ca/book/" text:style-name="Internet_20_link" text:visited-style-name="Visited_20_Internet_20_Link"><text:span text:style-name="Citation"><text:span text:style-name="T77">Information Retrieval: Implementing and Evaluating Search Engines</text:span></text:span></text:a><text:span text:style-name="Citation"><text:span text:style-name="T75">, MIT Pres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ce style:name="sans-serif" svg:font-family="sans-serif"/>
    <style:font-face style:name="Times New Roman" svg:font-family="'Times New Roman'" style:font-family-generic="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in" fo:margin-bottom="0.0972in" loext:contextual-spacing="false" fo:line-height="200%"/>
      <style:text-properties style:font-name="Times New Roman" fo:font-family="'Times New Roman'" style:font-family-generic="roman"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Times New Roman" fo:font-family="'Times New Roman'" style:font-family-generic="roman" fo:font-size="12pt" officeooo:rsid="0012af2f" style:font-name-asian="Nimbus Mono L" style:font-family-asian="'Nimbus Mono L'" style:font-family-generic-asian="modern" style:font-pitch-asian="fixed" style:font-size-asian="12pt" style:font-name-complex="Liberation Mono"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Times New Roman" fo:font-family="'Times New Roman'" style:font-family-generic="roman"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 fo:font-family="'Times New Roman'" style:font-family-generic="roman" fo:font-size="16pt" fo:font-weight="bold" officeooo:rsid="00bc195c"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GB"/>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0T08:28:50.248832443</meta:creation-date>
    <dc:date>2019-09-10T21:51:35.295416664</dc:date>
    <meta:editing-duration>P5DT1H17M28S</meta:editing-duration>
    <meta:editing-cycles>323</meta:editing-cycles>
    <meta:generator>LibreOffice/5.1.6.2$Linux_X86_64 LibreOffice_project/10m0$Build-2</meta:generator>
    <meta:document-statistic meta:table-count="0" meta:image-count="0" meta:object-count="0" meta:page-count="23" meta:paragraph-count="104" meta:word-count="4107" meta:character-count="24453" meta:non-whitespace-character-count="20478"/>
  </office:meta>
</office:document-meta>
</file>